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12.9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23cm" table:align="left"/>
    </style:style>
    <style:style style:name="Table2.A" style:family="table-column">
      <style:table-column-properties style:column-width="3.789cm"/>
    </style:style>
    <style:style style:name="Table2.B" style:family="table-column">
      <style:table-column-properties style:column-width="11.6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944cm"/>
    </style:style>
    <style:style style:name="Table3.B" style:family="table-column">
      <style:table-column-properties style:column-width="14.0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977cm" table:align="left"/>
    </style:style>
    <style:style style:name="Table5.A" style:family="table-column">
      <style:table-column-properties style:column-width="3.517cm"/>
    </style:style>
    <style:style style:name="Table5.B" style:family="table-column">
      <style:table-column-properties style:column-width="12.46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566e36"/>
    </style:style>
    <style:style style:name="P2" style:family="paragraph" style:parent-style-name="Standard">
      <style:text-properties officeooo:rsid="004c3cfb" officeooo:paragraph-rsid="0058c49c"/>
    </style:style>
    <style:style style:name="P3" style:family="paragraph" style:parent-style-name="Text_20_body">
      <style:text-properties officeooo:rsid="004c3cfb" officeooo:paragraph-rsid="004c3cfb"/>
    </style:style>
    <style:style style:name="P4" style:family="paragraph" style:parent-style-name="Text_20_body">
      <style:text-properties officeooo:rsid="005c5653" officeooo:paragraph-rsid="005c5653"/>
    </style:style>
    <style:style style:name="P5" style:family="paragraph" style:parent-style-name="Text_20_body">
      <style:text-properties officeooo:rsid="005fe6aa" officeooo:paragraph-rsid="005fe6aa"/>
    </style:style>
    <style:style style:name="P6" style:family="paragraph" style:parent-style-name="Heading_20_3">
      <style:text-properties officeooo:paragraph-rsid="00681e91"/>
    </style:style>
    <style:style style:name="P7" style:family="paragraph" style:parent-style-name="Text_20_body">
      <style:text-properties officeooo:rsid="00673817" officeooo:paragraph-rsid="00673817"/>
    </style:style>
    <style:style style:name="P8" style:family="paragraph" style:parent-style-name="Text_20_body">
      <style:text-properties officeooo:rsid="00528730" officeooo:paragraph-rsid="004c3cfb"/>
    </style:style>
    <style:style style:name="P9" style:family="paragraph" style:parent-style-name="Text_20_body">
      <style:text-properties officeooo:rsid="00528730" officeooo:paragraph-rsid="00673817"/>
    </style:style>
    <style:style style:name="P10" style:family="paragraph" style:parent-style-name="Text_20_body" style:list-style-name="L2">
      <style:text-properties officeooo:paragraph-rsid="0058c49c"/>
    </style:style>
    <style:style style:name="P11" style:family="paragraph" style:parent-style-name="Text_20_body">
      <style:text-properties officeooo:rsid="006c7470" officeooo:paragraph-rsid="006f0b6a"/>
    </style:style>
    <style:style style:name="P12" style:family="paragraph" style:parent-style-name="Text_20_body">
      <style:text-properties officeooo:rsid="006c7470" officeooo:paragraph-rsid="0070fb8e"/>
    </style:style>
    <style:style style:name="P13" style:family="paragraph" style:parent-style-name="Text_20_body">
      <style:text-properties officeooo:rsid="005c5653" officeooo:paragraph-rsid="006c7470"/>
    </style:style>
    <style:style style:name="T1" style:family="text">
      <style:text-properties style:text-underline-style="solid" style:text-underline-width="auto" style:text-underline-color="font-color" officeooo:rsid="00566e36"/>
    </style:style>
    <style:style style:name="T2" style:family="text">
      <style:text-properties style:text-underline-style="solid" style:text-underline-width="auto" style:text-underline-color="font-color" officeooo:rsid="00681e91"/>
    </style:style>
    <style:style style:name="T3" style:family="text">
      <style:text-properties officeooo:rsid="004c453c"/>
    </style:style>
    <style:style style:name="T4" style:family="text">
      <style:text-properties officeooo:rsid="005e16bc"/>
    </style:style>
    <style:style style:name="T5" style:family="text">
      <style:text-properties officeooo:rsid="006c7470"/>
    </style:style>
    <style:style style:name="T6" style:family="text">
      <style:text-properties officeooo:rsid="006dfb02"/>
    </style:style>
    <style:style style:name="T7" style:family="text">
      <style:text-properties officeooo:rsid="006f0b6a"/>
    </style:style>
    <style:style style:name="T8" style:family="text">
      <style:text-properties fo:font-size="13pt" style:text-underline-style="none" fo:font-weight="normal" officeooo:rsid="00c5a25f" style:font-size-asian="11.3500003814697pt" style:font-weight-asian="normal" style:font-size-complex="13pt" style:font-weight-complex="normal"/>
    </style:style>
    <style:style style:name="T9" style:family="text">
      <style:text-properties fo:font-size="13pt" style:text-underline-style="none" fo:font-weight="normal" officeooo:rsid="006f0b6a" style:font-size-asian="11.3500003814697pt" style:font-weight-asian="normal" style:font-size-complex="13pt" style:font-weight-complex="normal"/>
    </style:style>
    <style:style style:name="T10" style:family="text">
      <style:text-properties fo:font-size="13pt" style:text-underline-style="none" fo:font-weight="normal" officeooo:rsid="0070fb8e" style:font-size-asian="11.3500003814697pt" style:font-weight-asian="normal" style:font-size-complex="13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Lambda Calculus As An IR</text:span></text:span></text:h>
      <text:p text:style-name="P2">a toy compiler or interpreter for a very simple Lisp-like language that uses lambda calculus as its IR (intermediate representation), then compare:</text:p>
      <text:list text:style-name="L2">
        <text:list-item>
          <text:p text:style-name="P10">How well it enables optimisations (constant folding, dead code elimination)</text:p>
        </text:list-item>
        <text:list-item>
          <text:p text:style-name="P10">Simplicity or complexity of transformation compared to tree-based IR</text:p>
        </text:list-item>
      </text:list>
      <text:p text:style-name="P3"/>
      <text:p text:style-name="P4">Compiler from lisp to LC <text:span text:style-name="T4">as an IR language</text:span></text:p>
      <text:p text:style-name="P13"><text:span text:style-name="T4">W</text:span>arn dead code <text:span text:style-name="T4">and </text:span>constant folding <text:span text:style-name="T5">and optimise in LC</text:span></text:p>
      <text:p text:style-name="P13"/>
      <text:p text:style-name="P5">Implement all optimisations from paper:</text:p>
      <text:p text:style-name="P11">CFG (Contex Free Grammar) , Finite Automata Lexer , Lambda Calculus IR,<text:span text:style-name="T6">Lisp Liek Type system, Control Flow Graph (CFG), </text:span><text:span text:style-name="T7">Data Flow Analysis (DFA) , <text:s/></text:span><text:span text:style-name="Strong_20_Emphasis"><text:span text:style-name="T8">vertex colouring , </text:span></text:span><text:span text:style-name="Strong_20_Emphasis"><text:span text:style-name="T9">Linear / integer programming , Dynamic Programming techniques like trace scheduling and caching of equivalent expressions to avoid redundant code.</text:span></text:span></text:p>
      <text:p text:style-name="P12"><text:span text:style-name="Strong_20_Emphasis"><text:span text:style-name="T10">Use all to optimise compiled Lambda Calculus as much as possible.</text:span></text:span></text:p>
      <text:p text:style-name="P3"/>
      <text:p text:style-name="P7">reference code:<text:a xlink:type="simple" xlink:href="https://libguides.uark.edu/friendly.php?s=CSCE/CitingCode" text:style-name="Internet_20_link" text:visited-style-name="Visited_20_Internet_20_Link">https://libguides.uark.edu/friendly.php?s=CSCE/CitingCode</text:a></text:p>
      <text:p text:style-name="P7"/>
      <text:h text:style-name="P6" text:outline-level="3"><text:span text:style-name="Strong_20_Emphasis"><text:span text:style-name="T2">Improvements</text:span></text:span></text:h>
      <text:p text:style-name="P3">Format paper fo<text:span text:style-name="T3">r academic standards</text:span> </text:p>
      <text:p text:style-name="P9">All maths to LeTex forma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anguage and Grammar</text:p>
          </table:table-cell>
          <table:table-cell table:style-name="Table1.A1" office:value-type="string">
            <text:p text:style-name="Table_20_Contents">Fix typos, rewrite informal or awkward sentences, use precise academic languag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ormatting and Style</text:p>
          </table:table-cell>
          <table:table-cell table:style-name="Table2.A1" office:value-type="string">
            <text:p text:style-name="Table_20_Contents">Apply consistent sectioning, equation formatting, and citation styl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echnical Depth</text:p>
          </table:table-cell>
          <table:table-cell table:style-name="Table3.A1" office:value-type="string">
            <text:p text:style-name="Table_20_Contents">Add practical examples, diagrams, and optionally evaluate or implement a prototyp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clusion Section</text:p>
          </table:table-cell>
          <table:table-cell table:style-name="Table5.A1" office:value-type="string">
            <text:p text:style-name="Table_20_Contents">Summarize the main points, contributions, and potential for future work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8-01T20:21:37.855834161</dc:date>
    <meta:editing-duration>PT9H15M9S</meta:editing-duration>
    <meta:editing-cycles>75</meta:editing-cycles>
    <meta:generator>LibreOffice/24.2.7.2$Linux_X86_64 LibreOffice_project/420$Build-2</meta:generator>
    <meta:document-statistic meta:table-count="5" meta:image-count="0" meta:object-count="0" meta:page-count="1" meta:paragraph-count="21" meta:word-count="193" meta:character-count="1347" meta:non-whitespace-character-count="1175"/>
  </office:meta>
</office:document-meta>
</file>